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5ed4" officeooo:paragraph-rsid="001a5ed4"/>
    </style:style>
    <style:style style:name="P2" style:family="paragraph" style:parent-style-name="Standard">
      <style:text-properties officeooo:rsid="001a5ed4" officeooo:paragraph-rsid="001b6b5f"/>
    </style:style>
    <style:style style:name="P3" style:family="paragraph" style:parent-style-name="Standard" style:list-style-name="L1">
      <style:text-properties officeooo:rsid="001a5ed4" officeooo:paragraph-rsid="001dc3b9"/>
    </style:style>
    <style:style style:name="P4" style:family="paragraph" style:parent-style-name="Standard" style:list-style-name="L1">
      <style:text-properties officeooo:rsid="001d73e5" officeooo:paragraph-rsid="001dc3b9"/>
    </style:style>
    <style:style style:name="P5" style:family="paragraph" style:parent-style-name="Standard">
      <style:text-properties officeooo:rsid="001d73e5" officeooo:paragraph-rsid="001a5ed4"/>
    </style:style>
    <style:style style:name="P6" style:family="paragraph" style:parent-style-name="Standard">
      <style:paragraph-properties style:border-line-width-bottom="0.0047in 0.0047in 0.0047in" fo:padding="0.0291in" fo:border-left="none" fo:border-right="none" fo:border-top="none" fo:border-bottom="0.99pt double #000000" style:join-border="false"/>
      <style:text-properties officeooo:rsid="001a5ed4" officeooo:paragraph-rsid="001a5ed4"/>
    </style:style>
    <style:style style:name="T1" style:family="text">
      <style:text-properties fo:font-weight="bold" style:font-weight-asian="bold" style:font-weight-complex="bold"/>
    </style:style>
    <style:style style:name="T2" style:family="text">
      <style:text-properties fo:font-weight="bold" officeooo:rsid="001b6b5f" style:font-weight-asian="bold" style:font-weight-complex="bold"/>
    </style:style>
    <style:style style:name="T3" style:family="text">
      <style:text-properties fo:font-weight="bold" officeooo:rsid="001a5ed4" style:font-weight-asian="bold" style:font-weight-complex="bold"/>
    </style:style>
    <style:style style:name="T4" style:family="text">
      <style:text-properties officeooo:rsid="001b6b5f"/>
    </style:style>
    <style:style style:name="T5" style:family="text">
      <style:text-properties officeooo:rsid="001d73e5"/>
    </style:style>
    <style:style style:name="T6" style:family="text">
      <style:text-properties fo:font-weight="normal" style:font-weight-asian="normal" style:font-weight-complex="normal"/>
    </style:style>
    <style:style style:name="T7" style:family="text">
      <style:text-properties fo:font-weight="normal" officeooo:rsid="001fad9f" style:font-weight-asian="normal" style:font-weight-complex="normal"/>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per Notes</text:p>
      <text:p text:style-name="P6"/>
      <text:list xml:id="list7022494281843651639" text:style-name="L1">
        <text:list-item>
          <text:p text:style-name="P3">The goal of a Resource and Job Management System (RJMS) is to satisfy users' demands for computation and <text:span text:style-name="T1">assign resources to user jobs with an efficient manner</text:span>.</text:p>
        </text:list-item>
        <text:list-item>
          <text:p text:style-name="P3"><text:span text:style-name="T5">User's demand for computation </text:span><text:span text:style-name="T2">→</text:span><text:span text:style-name="T4"> Job submited with the details, these much computation is needed (Memory,Number of CPUs and GPUs,Bandwidth of I/O,Type of Network,Number of switches to cross(N/W topology))</text:span></text:p>
        </text:list-item>
        <text:list-item>
          <text:p text:style-name="P4">RJMS take decision (Efficient manner) to <text:s/><text:span text:style-name="T3">assign resources to user</text:span><text:span text:style-name="T1">'s</text:span><text:span text:style-name="T3"> jobs →</text:span><text:span text:style-name="T1"> </text:span><text:span text:style-name="T6">Consumable Resource approach will use nodes all the resources(memory,processor,GRES,etc) in consumable as per requirement. This will not overload the single node, it uses the node effectively(i.e Single Job will not use a Single node effectively, So share it with o</text:span><text:span text:style-name="T7">ther</text:span><text:span text:style-name="T6"> Jobs with or without overcommit).</text:sp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5T10:28:36.222444870</meta:creation-date>
    <dc:date>2015-03-05T14:32:53.362012339</dc:date>
    <meta:editing-duration>PT4H2M44S</meta:editing-duration>
    <meta:editing-cycles>8</meta:editing-cycles>
    <meta:generator>LibreOffice/4.2.7.2$Linux_X86_64 LibreOffice_project/420m0$Build-2</meta:generator>
    <meta:document-statistic meta:table-count="0" meta:image-count="0" meta:object-count="0" meta:page-count="1" meta:paragraph-count="4" meta:word-count="118" meta:character-count="765" meta:non-whitespace-character-count="650"/>
  </office:meta>
</office:document-meta>
</file>